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3" style:family="paragraph" style:parent-style-name="Standard">
      <style:paragraph-properties fo:text-align="justify" style:justify-single-word="false"/>
      <style:text-properties style:font-name="Arial" fo:font-size="32pt" style:font-size-asian="32pt" style:font-size-complex="32pt"/>
    </style:style>
    <style:style style:name="P4" style:family="paragraph" style:parent-style-name="Standard">
      <style:paragraph-properties fo:text-align="justify" style:justify-single-word="false"/>
      <style:text-properties style:font-name="Arial" fo:font-size="16pt" style:font-size-asian="14pt" style:font-size-complex="16pt"/>
    </style:style>
    <style:style style:name="P5"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Heading_20_2">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icrobit</text:p>
      <text:p text:style-name="P4"/>
      <text:p text:style-name="P4">Software per la gestione di micro-pagamenti in Bitcoin</text:p>
      <text:p text:style-name="P4"/>
      <text:p text:style-name="P4"/>
      <text:p text:style-name="P5">Martino Salvetti, 149722</text:p>
      <text:p text:style-name="P5"/>
      <text:p text:style-name="P5"/>
      <text:h text:style-name="P8"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1"><text:span text:style-name="T5">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1"><text:span text:style-name="T5">Ref mtgox.com, 24/1/13</text:span></text:p></office:annotation>, il valore è determinato unicamente dalle offerte di altre valute e beni e servizi in cambio di Bitcoin, cioè esso segue il libero mercato.</text:p>
      <text:p text:style-name="P1"><text:tab/>P<text:span text:style-name="T1">roject goals and descriptio</text:span>n</text:p>
      <text:h text:style-name="P9"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1"><text:span text:style-name="T5">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1"><text:soft-page-break/>1<text:span text:style-name="T1">.2 Requirement analysi</text:span>s</text:p>
      <text:h text:style-name="P8" text:outline-level="1">Analisi dei requisiti</text:h>
      <text:p text:style-name="P1">1<text:span text:style-name="T1">.2.1 Overall descriptio</text:span>n</text:p>
      <text:p text:style-name="P1">In questo capitolo vengono definiti e motivati i requisiti dell'applicazione che andranno a delineare le funzioni progettate e implementate.</text:p>
      <text:h text:style-name="P9" text:outline-level="2">Descrizione</text:h>
      <text:p text:style-name="P1">Si è partiti analizzando ad alto livello l'applicazione web da realizzare; la caratteristica principale riguarda la possibilità di effettuare dei trasferimenti di valuta (Bitcoin) fra gli utenti del sito.</text:p>
      <text:p text:style-name="P1">1<text:span text:style-name="T1">.2.1.1 System Users (“actors”</text:span>)</text:p>
      <text:h text:style-name="P10"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p text:style-name="P1">1<text:span text:style-name="T1">.2.1.2 System entities (“things”</text:span>)</text:p>
      <text:h text:style-name="P10" text:outline-level="3">Entità</text:h>
      <text:p text:style-name="P1">?? What do you mean? </text:p>
      <text:p text:style-name="P1">1<text:span text:style-name="T1">.2.1.3 Possible user action</text:span>s</text:p>
      <text:h text:style-name="P10"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2"><text:span text:style-name="T6">Ref: mtgox.com</text:span></text:p></office:annotation>: portale che gestisce l'80% della compravendita mondiale di Bitcoin.</text:p>
      <text:p text:style-name="P1">1<text:span text:style-name="T1">.2.2 Functional requirements (optional</text:span>)</text:p>
      <text:h text:style-name="P9" text:outline-level="2">Requisiti funzionali</text:h>
      <text:p text:style-name="P1">I requisiti funzionali derivano direttamente dalle azioni che gli utenti dovranno poter effettuare:</text:p>
      <text:list xml:id="list7136095841" text:style-name="L1">
        <text:list-item>
          <text:p text:style-name="P7">l'invio dei pagamenti verso utenti dell'applicazione web e verso utenti esterni della rete Bitcoin;</text:p>
        </text:list-item>
        <text:list-item>
          <text:p text:style-name="P7"><text:soft-page-break/>fornire una rubrica che permetta di assegnare un nome a un indirizzo Bitcoin oppure a un id Microbit;</text:p>
        </text:list-item>
        <text:list-item>
          <text:p text:style-name="P7"><text:span text:style-name="T2">visualizzazione dei pagamenti effettuati e degli accrediti ricevuti;</text:span></text:p>
        </text:list-item>
        <text:list-item>
          <text:p text:style-name="P7"><text:span text:style-name="T2">Gestione del login e del logout, protetto mediante password;</text:span></text:p>
        </text:list-item>
        <text:list-item>
          <text:p text:style-name="P7"><text:span text:style-name="T2">consultazione del valore della valuta Bitcoin.</text:span></text:p>
        </text:list-item>
      </text:list>
      <text:p text:style-name="P1"><text:span text:style-name="T2">1</text:span><text:span text:style-name="T1">1.2.3 Non- functional requirements (optional</text:span>)</text:p>
      <text:h text:style-name="P9" text:outline-level="2">Requisiti non funzionali</text:h>
      <text:p text:style-name="P1">Prendendo in considerazione il tipo di applicazione è evidente come la <text:span text:style-name="T3">sicurezza</text:span>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1<text:span text:style-name="T1">.3 Desig</text:span>n</text:p>
      <text:h text:style-name="Heading_20_1" text:outline-level="1">Progettazione</text:h>
      <text:p text:style-name="P1"/>
      <text:p text:style-name="P1">1<text:span text:style-name="T1">.3.1 Use case diagram</text:span>s</text:p>
      <text:p text:style-name="P1"/>
      <text:p text:style-name="P1">1<text:span text:style-name="T1">.3.2 Activity diagrams (optional</text:span>)</text:p>
      <text:p text:style-name="P1"/>
      <text:p text:style-name="P1">1.3.3 Object Design (UML Object model)</text:p>
      <text:p text:style-name="P1"/>
      <text:p text:style-name="P1">1.3.4 DB organization (optional)</text:p>
      <text:p text:style-name="P1"/>
      <text:p text:style-name="P1">1.3.5 Architectural considerations</text:p>
      <text:p text:style-name="P1"/>
      <text:p text:style-name="P1">1.3.5.1 Organization of the deployment on the various (logical) tiers</text:p>
      <text:p text:style-name="P1"/>
      <text:p text:style-name="P1">1.3.5.2 Used patterns</text:p>
      <text:p text:style-name="P1"/>
      <text:p text:style-name="P1">1.3.6 GUI design (optional)</text:p>
      <text:p text:style-name="P1"/>
      <text:p text:style-name="P1">1.4 Implementation and deployment</text:p>
      <text:p text:style-name="P1"/>
      <text:p text:style-name="P1">1.4.1 State management </text:p>
      <text:p text:style-name="P1"/>
      <text:p text:style-name="P1">1.4.1.1 web sessions, stateful bean(s) <text:s/></text:p>
      <text:p text:style-name="P1"/>
      <text:p text:style-name="P1"><text:soft-page-break/>1.4.2 Authentication and Authorization (optional)</text:p>
      <text:p text:style-name="P1"/>
      <text:p text:style-name="P1">1.4.3 Transactional behavior</text:p>
      <text:p text:style-name="P1"/>
      <text:p text:style-name="P1">1.4.4 Technologies used</text:p>
      <text:p text:style-name="P1"/>
      <text:p text:style-name="P1">1.4.5 Deployment considerations (if any, optional)</text:p>
      <text:p text:style-name="P1"/>
      <text:p text:style-name="P1">1.5 Comments and notes (optional)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8T15:18:55</dc:date>
    <dc:creator>Martino Salvetti</dc:creator>
    <meta:editing-duration>P2DT1H19M47S</meta:editing-duration>
    <meta:editing-cycles>11</meta:editing-cycles>
    <meta:document-statistic meta:table-count="0" meta:image-count="0" meta:object-count="0" meta:page-count="4" meta:paragraph-count="63" meta:word-count="936" meta:character-count="6312" meta:non-whitespace-character-count="5421"/>
  </office:meta>
</office:document-meta>
</file>